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5in" table:align="margins"/>
    </style:style>
    <style:style style:name="Table2.A" style:family="table-column">
      <style:table-column-properties style:column-width="0.65in" style:rel-column-width="6553*"/>
    </style:style>
    <style:style style:name="Table2.J" style:family="table-column">
      <style:table-column-properties style:column-width="0.6507in" style:rel-column-width="6558*"/>
    </style:style>
    <style:style style:name="Table2.A1" style:family="table-cell">
      <style:table-cell-properties fo:padding="0.0382in" fo:border="none"/>
    </style:style>
    <style:style style:name="Table2.J1" style:family="table-cell">
      <style:table-cell-properties fo:padding="0in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text-properties style:font-name="Times" fo:font-size="12pt" officeooo:rsid="0012cdf7" officeooo:paragraph-rsid="0012cdf7"/>
    </style:style>
    <style:style style:name="P3" style:family="paragraph" style:parent-style-name="Standard">
      <style:text-properties style:font-name="Times" fo:font-size="12pt" officeooo:rsid="001e76c4" officeooo:paragraph-rsid="001e76c4"/>
    </style:style>
    <style:style style:name="P4" style:family="paragraph" style:parent-style-name="Standard">
      <style:text-properties style:font-name="Times" fo:font-size="8pt" style:font-size-asian="8pt" style:font-size-complex="8pt"/>
    </style:style>
    <style:style style:name="P5" style:family="paragraph" style:parent-style-name="Standard">
      <style:text-properties style:font-name="Times" fo:font-size="8pt" officeooo:rsid="000f532a" officeooo:paragraph-rsid="000f532a" style:font-size-asian="8pt" style:font-size-complex="8pt"/>
    </style:style>
    <style:style style:name="P6" style:family="paragraph" style:parent-style-name="Standard">
      <style:text-properties style:font-name="Times" fo:font-size="8pt" officeooo:paragraph-rsid="000f532a" style:font-size-asian="8pt" style:font-size-complex="8pt"/>
    </style:style>
    <style:style style:name="P7" style:family="paragraph" style:parent-style-name="Standard">
      <style:text-properties style:font-name="Times" fo:font-size="8pt" officeooo:rsid="001454cd" officeooo:paragraph-rsid="000f532a" style:font-size-asian="8pt" style:font-size-complex="8pt"/>
    </style:style>
    <style:style style:name="P8" style:family="paragraph" style:parent-style-name="Standard">
      <style:text-properties style:font-name="Times" fo:font-size="8pt" officeooo:rsid="001454cd" officeooo:paragraph-rsid="001454cd" style:font-size-asian="8pt" style:font-size-complex="8pt"/>
    </style:style>
    <style:style style:name="P9" style:family="paragraph" style:parent-style-name="Standard" style:list-style-name="L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style:font-name="Times" fo:font-size="12pt" officeooo:paragraph-rsid="001c9193"/>
    </style:style>
    <style:style style:name="P10" style:family="paragraph" style:parent-style-name="Standard" style:list-style-name="L2">
      <style:paragraph-properties fo:margin-left="0.5in" fo:margin-right="0in" fo:text-indent="-0.5in" style:auto-text-indent="false">
        <style:tab-stops>
          <style:tab-stop style:position="0.1528in"/>
          <style:tab-stop style:position="0.5in"/>
          <style:tab-stop style:position="0.7874in"/>
          <style:tab-stop style:position="1.1811in"/>
          <style:tab-stop style:position="1.5752in"/>
          <style:tab-stop style:position="1.9689in"/>
          <style:tab-stop style:position="2.3626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11" style:family="paragraph" style:parent-style-name="Standard" style:list-style-name="L2">
      <style:paragraph-properties fo:margin-left="1in" fo:margin-right="0in" fo:text-indent="-1in" style:auto-text-indent="false">
        <style:tab-stops>
          <style:tab-stop style:position="0.6528in"/>
          <style:tab-stop style:position="1in"/>
        </style:tab-stops>
      </style:paragraph-properties>
      <style:text-properties style:font-name="Times" fo:font-size="12pt"/>
    </style:style>
    <style:style style:name="P12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paragraph-rsid="00149fb6"/>
    </style:style>
    <style:style style:name="P13" style:family="paragraph" style:parent-style-name="Standard" style:list-style-name="L3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rsid="001543b6" officeooo:paragraph-rsid="001543b6"/>
    </style:style>
    <style:style style:name="P14" style:family="paragraph" style:parent-style-name="Standard" style:list-style-name="L2">
      <style:paragraph-properties fo:margin-left="1.5in" fo:margin-right="0in" fo:text-indent="-1.5in" style:auto-text-indent="false">
        <style:tab-stops>
          <style:tab-stop style:position="1.1528in"/>
          <style:tab-stop style:position="1.5in"/>
          <style:tab-stop style:position="1.5752in"/>
          <style:tab-stop style:position="1.9689in"/>
          <style:tab-stop style:position="2.3626in"/>
        </style:tab-stops>
      </style:paragraph-properties>
      <style:text-properties style:font-name="Times" fo:font-size="12pt"/>
    </style:style>
    <style:style style:name="P15" style:family="paragraph" style:parent-style-name="Standard" style:list-style-name="L3">
      <style:paragraph-properties fo:margin-left="1.5in" fo:margin-right="0in" fo:text-indent="-1.5in" style:auto-text-indent="false">
        <style:tab-stops>
          <style:tab-stop style:position="1.1528in"/>
          <style:tab-stop style:position="1.5in"/>
        </style:tab-stops>
      </style:paragraph-properties>
      <style:text-properties style:font-name="Times" fo:font-size="12pt" officeooo:rsid="0021ecca" officeooo:paragraph-rsid="0021ecca"/>
    </style:style>
    <style:style style:name="P16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</style:tab-stops>
      </style:paragraph-properties>
      <style:text-properties style:font-name="Times" fo:font-size="12pt"/>
    </style:style>
    <style:style style:name="P17" style:family="paragraph" style:parent-style-name="Standard" style:list-style-name="L2">
      <style:paragraph-properties fo:margin-left="2in" fo:margin-right="0in" fo:text-indent="-2in" style:auto-text-indent="false">
        <style:tab-stops>
          <style:tab-stop style:position="1.6528in"/>
          <style:tab-stop style:position="2in"/>
          <style:tab-stop style:position="2.3626in"/>
          <style:tab-stop style:position="2.7563in"/>
        </style:tab-stops>
      </style:paragraph-properties>
      <style:text-properties style:font-name="Times" fo:font-size="12pt"/>
    </style:style>
    <style:style style:name="P18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/>
    </style:style>
    <style:style style:name="P19" style:family="paragraph" style:parent-style-name="Standard" style:list-style-name="L4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paragraph-rsid="001543b6"/>
    </style:style>
    <style:style style:name="P20" style:family="paragraph" style:parent-style-name="Standard" style:list-style-name="L4">
      <style:paragraph-properties fo:margin-left="2.5in" fo:margin-right="0in" fo:text-indent="-2.5in" style:auto-text-indent="false">
        <style:tab-stops>
          <style:tab-stop style:position="2.1528in"/>
          <style:tab-stop style:position="2.5in"/>
        </style:tab-stops>
      </style:paragraph-properties>
      <style:text-properties style:font-name="Times" fo:font-size="12pt" officeooo:rsid="001543b6" officeooo:paragraph-rsid="001543b6"/>
    </style:style>
    <style:style style:name="P21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c9193" officeooo:paragraph-rsid="001c9193"/>
    </style:style>
    <style:style style:name="P22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/>
    </style:style>
    <style:style style:name="P23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82c92" officeooo:paragraph-rsid="00182c92"/>
    </style:style>
    <style:style style:name="P24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style:font-name="Times" fo:font-size="12pt" officeooo:rsid="00149fb6" officeooo:paragraph-rsid="00149fb6"/>
    </style:style>
    <style:style style:name="P25" style:family="paragraph" style:parent-style-name="Standard" style:list-style-name="L2">
      <style:paragraph-properties fo:margin-left="2.5in" fo:margin-right="0in" fo:text-indent="-2.5in" style:auto-text-indent="false">
        <style:tab-stops>
          <style:tab-stop style:position="2.1528in"/>
          <style:tab-stop style:position="2.5in"/>
          <style:tab-stop style:position="2.7563in"/>
          <style:tab-stop style:position="3.1492in"/>
        </style:tab-stops>
      </style:paragraph-properties>
      <style:text-properties officeooo:rsid="0017c4bd" officeooo:paragraph-rsid="0017c4bd"/>
    </style:style>
    <style:style style:name="T1" style:family="text">
      <style:text-properties officeooo:rsid="000f532a"/>
    </style:style>
    <style:style style:name="T2" style:family="text">
      <style:text-properties officeooo:rsid="0011a4a3"/>
    </style:style>
    <style:style style:name="T3" style:family="text">
      <style:text-properties officeooo:rsid="00149fb6"/>
    </style:style>
    <style:style style:name="T4" style:family="text">
      <style:text-properties style:font-name="Times" fo:font-size="12pt"/>
    </style:style>
    <style:style style:name="T5" style:family="text">
      <style:text-properties style:font-name="Times" fo:font-size="12pt" officeooo:rsid="00149fb6"/>
    </style:style>
    <style:style style:name="T6" style:family="text">
      <style:text-properties officeooo:rsid="00168bb0"/>
    </style:style>
    <style:style style:name="T7" style:family="text">
      <style:text-properties officeooo:rsid="001b5f16"/>
    </style:style>
    <style:style style:name="T8" style:family="text">
      <style:text-properties officeooo:rsid="001c9193"/>
    </style:style>
    <style:style style:name="T9" style:family="text">
      <style:text-properties officeooo:rsid="001ffdda"/>
    </style:style>
    <style:style style:name="T10" style:family="text">
      <style:text-properties officeooo:rsid="0021ecca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bullet-char="◦">
        <style:list-level-properties text:space-before="0.5in" text:min-label-width="0.25in"/>
      </text:list-level-style-bullet>
      <text:list-level-style-bullet text:level="3" text:bullet-char="▪">
        <style:list-level-properties text:space-before="0.75in" text:min-label-width="0.25in"/>
      </text:list-level-style-bullet>
      <text:list-level-style-bullet text:level="4" text:bullet-char="•">
        <style:list-level-properties text:space-before="1in" text:min-label-width="0.25in"/>
      </text:list-level-style-bullet>
      <text:list-level-style-bullet text:level="5" text:bullet-char="◦">
        <style:list-level-properties text:space-before="1.25in" text:min-label-width="0.25in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9"/>
        <table:table-column table:style-name="Table2.J"/>
        <table:table-row>
          <table:table-cell table:style-name="Table2.A1" office:value-type="string">
            <text:p text:style-name="P5">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A1" office:value-type="string">
            <text:p text:style-name="P5">4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p text:style-name="P5">7</text:p>
          </table:table-cell>
          <table:table-cell table:style-name="Table2.A1" office:value-type="string">
            <text:p text:style-name="P5">8</text:p>
          </table:table-cell>
          <table:table-cell table:style-name="Table2.J1" office:value-type="string">
            <text:p text:style-name="P5">9</text:p>
          </table:table-cell>
        </table:table-row>
        <table:table-row>
          <table:table-cell table:style-name="Table2.A1" office:value-type="string">
            <text:p text:style-name="P4">max_cap</text:p>
          </table:table-cell>
          <table:table-cell table:style-name="Table2.A1" office:value-type="string">
            <text:p text:style-name="P4">cars_number</text:p>
          </table:table-cell>
          <table:table-cell table:style-name="Table2.A1" office:value-type="string">
            <text:p text:style-name="P4">outputs_nr</text:p>
          </table:table-cell>
          <table:table-cell table:style-name="Table2.A1" office:value-type="string">
            <text:p text:style-name="P4">output_0_<text:span text:style-name="T9">i</text:span>d</text:p>
          </table:table-cell>
          <table:table-cell table:style-name="Table2.A1" office:value-type="string">
            <text:p text:style-name="P4">output_1_id</text:p>
          </table:table-cell>
          <table:table-cell table:style-name="Table2.A1" office:value-type="string">
            <text:p text:style-name="P4">output_2_id</text:p>
          </table:table-cell>
          <table:table-cell table:style-name="Table2.A1" office:value-type="string">
            <text:p text:style-name="P4">output_3_id</text:p>
          </table:table-cell>
          <table:table-cell table:style-name="Table2.A1" office:value-type="string">
            <text:p text:style-name="P6">output_<text:span text:style-name="T1">4</text:span>_id</text:p>
          </table:table-cell>
          <table:table-cell table:style-name="Table2.A1" office:value-type="string">
            <text:p text:style-name="P7">tries_counter</text:p>
          </table:table-cell>
          <table:table-cell table:style-name="Table2.J1" office:value-type="string">
            <text:p text:style-name="P6">next_destination_id</text:p>
          </table:table-cell>
        </table:table-row>
        <table:table-row>
          <table:table-cell table:style-name="Table2.A1" office:value-type="string">
            <text:p text:style-name="P4">[1-n]</text:p>
          </table:table-cell>
          <table:table-cell table:style-name="Table2.A1" office:value-type="string">
            <text:p text:style-name="P4">[1-max_cap]</text:p>
          </table:table-cell>
          <table:table-cell table:style-name="Table2.A1" office:value-type="string">
            <text:p text:style-name="P4">[<text:span text:style-name="T2">1</text:span>-(cells_size-4)]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4">integer</text:p>
          </table:table-cell>
          <table:table-cell table:style-name="Table2.A1" office:value-type="string">
            <text:p text:style-name="P8">[<text:span text:style-name="T3">0</text:span>-5]</text:p>
          </table:table-cell>
          <table:table-cell table:style-name="Table2.A1" office:value-type="string">
            <text:p text:style-name="P5">integer</text:p>
          </table:table-cell>
        </table:table-row>
      </table:table>
      <text:p text:style-name="P1"/>
      <text:p text:style-name="P1"/>
      <text:list xml:id="list6406991218376038730" text:style-name="L1">
        <text:list-item>
          <text:p text:style-name="P9">sprawdź, czy <text:span text:style-name="T7">na ulicy są jakieś </text:span>samochody <text:span text:style-name="T8">(cars_number</text:span> <text:span text:style-name="T7">&lt;</text:span> max_cap)</text:p>
        </text:list-item>
      </text:list>
      <text:list xml:id="list5536039347392789672" text:style-name="L2">
        <text:list-item>
          <text:list>
            <text:list-item>
              <text:p text:style-name="P11">tak</text:p>
              <text:list>
                <text:list-item>
                  <text:p text:style-name="P12">sprawdź, czy wy<text:span text:style-name="T3">brałeś</text:span> już ulicę, na którą chcesz zjechać</text:p>
                  <text:list>
                    <text:list-item>
                      <text:p text:style-name="P16">nie</text:p>
                      <text:list>
                        <text:list-item>
                          <text:p text:style-name="P18"><text:span text:style-name="T6">wybierz</text:span> ulicę spośród outputów i zapisz ją w tablic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52989936759710678" text:style-name="L3">
        <text:list-item>
          <text:list>
            <text:list-item>
              <text:list>
                <text:list-item>
                  <text:p text:style-name="P13">sprawdź, czy <text:span text:style-name="T8">czekasz na wjazd zbyt długo (tries_counter &gt;= 5)</text:span></text:p>
                  <text:list>
                    <text:list-item>
                      <text:p text:style-name="P15">tak</text:p>
                    </text:list-item>
                  </text:list>
                </text:list-item>
              </text:list>
            </text:list-item>
          </text:list>
        </text:list-item>
      </text:list>
      <text:list xml:id="list3119379176567422057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6">wybierz</text:span> ulicę spośród outputów i zapisz ją w tablicy</text:p>
                        </text:list-item>
                        <text:list-item>
                          <text:p text:style-name="P20">tries_counter = 0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4612716536568" text:continue-list="list5536039347392789672" text:style-name="L2">
        <text:list-item>
          <text:list>
            <text:list-item>
              <text:list>
                <text:list-item>
                  <text:p text:style-name="P14">sprawdź, czy <text:span text:style-name="T8">jest miejsce na wjazd (</text:span>j<text:span text:style-name="T8">ej cars_number &lt; max_cap)</text:span></text:p>
                  <text:list>
                    <text:list-item>
                      <text:p text:style-name="P17">tak</text:p>
                      <text:list>
                        <text:list-item>
                          <text:p text:style-name="P21">zwiększ jej cars_number</text:p>
                        </text:list-item>
                        <text:list-item>
                          <text:p text:style-name="P21">zmniejsz swój cars_number</text:p>
                        </text:list-item>
                        <text:list-item>
                          <text:p text:style-name="P22"><text:span text:style-name="T8">zresetuj flagę wybrania ulicy</text:span> (<text:span text:style-name="T8">next_destination =</text:span> -1)</text:p>
                        </text:list-item>
                        <text:list-item>
                          <text:p text:style-name="P23">tries_counter = 0</text:p>
                        </text:list-item>
                      </text:list>
                    </text:list-item>
                    <text:list-item>
                      <text:p text:style-name="P24">nie</text:p>
                      <text:list>
                        <text:list-item>
                          <text:p text:style-name="P25"><text:span text:style-name="T5">i</text:span><text:span text:style-name="T4">nkrementuj tries_count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koniec tury</text:p>
        </text:list-item>
      </text:list>
      <text:p text:style-name="P1"/>
      <text:p text:style-name="P2">outputs_nr &gt; 0, bo streets są jednokierunkowe, a nie ma ślepych ulic jednokierunkowych (z każdej ulicy można w najgorszym wypadku zawrócić)</text:p>
      <text:p text:style-name="P2"/>
      <text:p text:style-name="P2"/>
      <text:p text:style-name="P3">więcej samochodów w turze – losowo wybrana liczba iteracji wewnątrz r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d3bf12ecb743fc0d20e0be0c58ca359301eb705f</meta:generator>
    <dc:date>2016-05-28T19:46:11.313958000</dc:date>
    <meta:editing-duration>PT1H55M30S</meta:editing-duration>
    <meta:editing-cycles>13</meta:editing-cycles>
    <meta:document-statistic meta:table-count="1" meta:image-count="0" meta:object-count="0" meta:page-count="1" meta:paragraph-count="50" meta:word-count="164" meta:character-count="970" meta:non-whitespace-character-count="873"/>
  </office:meta>
</office:document-meta>
</file>